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308b8" officeooo:paragraph-rsid="000308b8"/>
    </style:style>
    <style:style style:name="P2" style:family="paragraph" style:parent-style-name="Standard">
      <style:text-properties officeooo:rsid="000308b8" officeooo:paragraph-rsid="0004438d"/>
    </style:style>
    <style:style style:name="P3" style:family="paragraph" style:parent-style-name="Standard">
      <style:text-properties officeooo:rsid="000308b8" officeooo:paragraph-rsid="0005573d"/>
    </style:style>
    <style:style style:name="P4" style:family="paragraph" style:parent-style-name="Standard">
      <style:text-properties style:text-underline-style="none" fo:font-weight="bold" officeooo:rsid="00095853" officeooo:paragraph-rsid="0004438d" style:font-weight-asian="bold" style:font-weight-complex="bold"/>
    </style:style>
    <style:style style:name="P5" style:family="paragraph" style:parent-style-name="Standard">
      <style:text-properties fo:font-weight="normal" officeooo:rsid="0004438d" officeooo:paragraph-rsid="0005573d" style:font-weight-asian="normal" style:font-weight-complex="normal"/>
    </style:style>
    <style:style style:name="P6" style:family="paragraph" style:parent-style-name="Standard">
      <style:text-properties style:text-underline-style="none" fo:font-weight="bold" officeooo:rsid="00095853" officeooo:paragraph-rsid="0004438d" style:font-weight-asian="bold" style:font-weight-complex="bold"/>
    </style:style>
    <style:style style:name="P7" style:family="paragraph" style:parent-style-name="Standard">
      <style:text-properties style:text-underline-style="none" fo:font-weight="normal" officeooo:rsid="0005573d" officeooo:paragraph-rsid="0005573d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04438d" officeooo:paragraph-rsid="0004438d" style:font-weight-asian="normal" style:font-weight-complex="normal"/>
    </style:style>
    <style:style style:name="P9" style:family="paragraph" style:parent-style-name="Standard">
      <style:text-properties style:text-line-through-style="none" style:text-line-through-type="none" style:text-underline-style="none" fo:font-weight="normal" officeooo:rsid="0005573d" officeooo:paragraph-rsid="0005573d" style:text-blinking="false" style:font-weight-asian="normal" style:font-weight-complex="normal"/>
    </style:style>
    <style:style style:name="P10" style:family="paragraph" style:parent-style-name="Standard">
      <style:text-properties fo:font-weight="normal" officeooo:rsid="0005573d" officeooo:paragraph-rsid="0005573d" style:font-weight-asian="normal" style:font-weight-complex="normal"/>
    </style:style>
    <style:style style:name="P11" style:family="paragraph" style:parent-style-name="Standard">
      <style:text-properties fo:font-weight="normal" officeooo:rsid="0005e851" officeooo:paragraph-rsid="0005e851" style:font-weight-asian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95853"/>
    </style:style>
    <style:style style:name="T3" style:family="text">
      <style:text-properties style:text-underline-style="none" officeooo:rsid="0005573d"/>
    </style:style>
    <style:style style:name="T4" style:family="text">
      <style:text-properties style:text-underline-style="none" fo:font-weight="normal" officeooo:rsid="0005573d" style:font-weight-asian="normal" style:font-weight-complex="normal"/>
    </style:style>
    <style:style style:name="T5" style:family="text">
      <style:text-properties officeooo:rsid="0005573d"/>
    </style:style>
    <style:style style:name="T6" style:family="text">
      <style:text-properties style:text-line-through-style="none" style:text-line-through-type="none" style:text-underline-style="none" style:text-blink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 this app web service I used Volley, Json, PHP, Apache server and <text:span text:style-name="T4">MySQL</text:span> to implemet CRUD.</text:p>
      <text:p text:style-name="P1">I developed it <text:span text:style-name="T5">usinf Android Studio and under</text:span> Linux Mint 18.1, and therefore <text:span text:style-name="T5">I </text:span>used LAMP. But almost everything would be <text:span text:style-name="T5">the </text:span>same if <text:span text:style-name="T5">you </text:span>develope it under Windows and have WAMP sever up and running.</text:p>
      <text:p text:style-name="P1"/>
      <text:p text:style-name="P2"><text:span text:style-name="T5">Y</text:span>ou got to create a Database and Table to have the CRUDs interact with the table. The table has three columns: </text:p>
      <text:p text:style-name="P4">Create table Companies</text:p>
      <text:p text:style-name="P4">( company_code int NOT NULL auto_increment,</text:p>
      <text:p text:style-name="P4"><text:s text:c="2"/>company_name varchar(40),</text:p>
      <text:p text:style-name="P4"><text:s text:c="2"/>account_no varchar(20),</text:p>
      <text:p text:style-name="P4"><text:s text:c="2"/>primary key (company_code))</text:p>
      <text:p text:style-name="P4"/>
      <text:p text:style-name="P4"/>
      <text:p text:style-name="P5"><text:span text:style-name="T2">I </text:span><text:span text:style-name="T1">have the PHP files copied under </text:span><text:span text:style-name="T3">the PHP folder </text:span><text:span text:style-name="T1">of this project, but you must move them to the “WWW” folder of your server. </text:span><text:span text:style-name="T3">You need set username and password of your MySQL in the PHP files, too.</text:span></text:p>
      <text:p text:style-name="P7"/>
      <text:p text:style-name="P7">I found the youtube clips of the following user so useful and you might find them beneficial as well:</text:p>
      <text:p text:style-name="P10"><text:a xlink:type="simple" xlink:href="https://www.youtube.com/channel/UCfQkNueQenRQQ1NnCBe6eQQ" text:style-name="Internet_20_link" text:visited-style-name="Visited_20_Internet_20_Link"><text:span text:style-name="T6">PRABEESH R K</text:span></text:a></text:p>
      <text:p text:style-name="P10"><text:span text:style-name="T6"/></text:p>
      <text:p text:style-name="P11"><text:span text:style-name="T6">For each action of CRUD, you need to set your IP address of your computer with my IP addresses. </text:span></text:p>
      <text:p text:style-name="P9"/>
      <text:p text:style-name="P9"/>
      <text:p text:style-name="P9"/>
      <text:p text:style-name="P7"><text:line-break/></text:p>
      <text:p text:style-name="P8"/>
      <text:p text:style-name="P7"/>
      <text:p text:style-name="P4"/>
      <text:p text:style-name="P4"/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1T17:01:18.191391266</meta:creation-date>
    <dc:date>2017-12-03T10:36:25.833720083</dc:date>
    <meta:editing-duration>PT28M42S</meta:editing-duration>
    <meta:editing-cycles>3</meta:editing-cycles>
    <meta:generator>LibreOffice/5.1.4.2$Linux_X86_64 LibreOffice_project/10m0$Build-2</meta:generator>
    <meta:document-statistic meta:table-count="0" meta:image-count="0" meta:object-count="0" meta:page-count="1" meta:paragraph-count="14" meta:word-count="170" meta:character-count="953" meta:non-whitespace-character-count="785"/>
  </office:meta>
</office:document-meta>
</file>